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cb3" officeooo:paragraph-rsid="000c7c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ke folder</text:p>
      <text:p text:style-name="P1">make files index.html</text:p>
      <text:p text:style-name="P1">make file index.js</text:p>
      <text:p text:style-name="P1">install extension in VS CODE name “open in browser”</text:p>
      <text:p text:style-name="P1">install extension in vs code “HTML Preview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04:52:48.544119013</meta:creation-date>
    <dc:date>2022-10-05T04:55:01.929756593</dc:date>
    <meta:editing-duration>PT2M22S</meta:editing-duration>
    <meta:editing-cycles>1</meta:editing-cycles>
    <meta:document-statistic meta:table-count="0" meta:image-count="0" meta:object-count="0" meta:page-count="1" meta:paragraph-count="5" meta:word-count="24" meta:character-count="144" meta:non-whitespace-character-count="125"/>
    <meta:generator>LibreOffice/7.3.5.2$Linux_X86_64 LibreOffice_project/30$Build-2</meta:generator>
  </office:meta>
</office:document-meta>
</file>